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b1de" officeooo:paragraph-rsid="0007b1de"/>
    </style:style>
    <style:style style:name="P2" style:family="paragraph" style:parent-style-name="Standard">
      <style:text-properties officeooo:rsid="0009d77b" officeooo:paragraph-rsid="0009d77b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9d77b" officeooo:paragraph-rsid="0009d77b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b982c" officeooo:paragraph-rsid="000b982c"/>
    </style:style>
    <style:style style:name="T1" style:family="text">
      <style:text-properties officeooo:rsid="000891cf"/>
    </style:style>
    <style:style style:name="T2" style:family="text">
      <style:text-properties officeooo:rsid="000d17a6"/>
    </style:style>
    <style:style style:name="T3" style:family="text">
      <style:text-properties officeooo:rsid="000d68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<text:span text:style-name="T1">Usage</text:span> Style</text:p>
      <text:p text:style-name="P1"/>
      <text:p text:style-name="P3">Error Levels</text:p>
      <text:p text:style-name="P2"/>
      <text:p text:style-name="P4">Info</text:p>
      <text:p text:style-name="P4">For anything that doesn't have any real negative meaning but is still useful to log.</text:p>
      <text:p text:style-name="P4"/>
      <text:p text:style-name="P4">Warning</text:p>
      <text:p text:style-name="P4">When something has occurred that may be undesirable but doesn't necessarily mean something is wrong.</text:p>
      <text:p text:style-name="P4"/>
      <text:p text:style-name="P4">Error</text:p>
      <text:p text:style-name="P4">When something has gone wrong and there will be undesirable effects in the game.</text:p>
      <text:p text:style-name="P4"/>
      <text:p text:style-name="P4">Critical</text:p>
      <text:p text:style-name="P4">Reserved for when some aspect of the game can't initialize <text:s/><text:span text:style-name="T3">or uninitialize </text:span>correct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9:36:17.617000000</meta:creation-date>
    <dc:date>2015-10-10T19:47:42.029000000</dc:date>
    <meta:editing-duration>PT11M22S</meta:editing-duration>
    <meta:editing-cycles>7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10" meta:word-count="66" meta:character-count="402" meta:non-whitespace-character-count="344"/>
  </office:meta>
</office:document-meta>
</file>